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13cm"/>
    </style:style>
    <style:style style:name="co2" style:family="table-column">
      <style:table-column-properties fo:break-before="auto" style:column-width="10.996cm"/>
    </style:style>
    <style:style style:name="co3" style:family="table-column">
      <style:table-column-properties fo:break-before="auto" style:column-width="8.151cm"/>
    </style:style>
    <style:style style:name="co4" style:family="table-column">
      <style:table-column-properties fo:break-before="auto" style:column-width="6.602cm"/>
    </style:style>
    <style:style style:name="co5" style:family="table-column">
      <style:table-column-properties fo:break-before="auto" style:column-width="4.33cm"/>
    </style:style>
    <style:style style:name="co6" style:family="table-column">
      <style:table-column-properties fo:break-before="auto" style:column-width="4.479cm"/>
    </style:style>
    <style:style style:name="co7" style:family="table-column">
      <style:table-column-properties fo:break-before="auto" style:column-width="5.094cm"/>
    </style:style>
    <style:style style:name="co8" style:family="table-column">
      <style:table-column-properties fo:break-before="auto" style:column-width="7.578cm"/>
    </style:style>
    <style:style style:name="co9" style:family="table-column">
      <style:table-column-properties fo:break-before="auto" style:column-width="5.731cm"/>
    </style:style>
    <style:style style:name="co10" style:family="table-column">
      <style:table-column-properties fo:break-before="auto" style:column-width="4.54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erif" style:font-name-asian="Segoe UI" style:font-name-complex="Tahoma"/>
    </style:style>
    <style:style style:name="ce3" style:family="table-cell" style:parent-style-name="Default" style:data-style-name="N11"/>
    <style:style style:name="ce4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Component Type</text:p>
          </table:table-cell>
          <table:table-cell table:style-name="ce1" office:value-type="string" calcext:value-type="string">
            <text:p>Item Link</text:p>
          </table:table-cell>
          <table:table-cell table:style-name="ce1" office:value-type="string" calcext:value-type="string">
            <text:p>Quantity needed</text:p>
          </table:table-cell>
          <table:table-cell table:style-name="ce1" office:value-type="string" calcext:value-type="string">
            <text:p>Relevant Specifications</text:p>
          </table:table-cell>
          <table:table-cell table:style-name="ce1" office:value-type="string" calcext:value-type="string">
            <text:p>Tax % (if not included)</text:p>
          </table:table-cell>
          <table:table-cell table:style-name="ce1" office:value-type="string" calcext:value-type="string">
            <text:p>Price each (AUD)</text:p>
          </table:table-cell>
          <table:table-cell table:style-name="ce1" office:value-type="string" calcext:value-type="string">
            <text:p>Total Cost (AUD)</text:p>
          </table:table-cell>
          <table:table-cell table:style-name="ce1" office:value-type="string" calcext:value-type="string">
            <text:p>Total Cost (USD) (using 1 AUD = 0.65 USD)</text:p>
          </table:table-cell>
          <table:table-cell office:value-type="string" calcext:value-type="string">
            <text:p>Running Cost (AUD</text:p>
          </table:table-cell>
          <table:table-cell office:value-type="string" calcext:value-type="string">
            <text:p>Running Cost (USD)</text:p>
          </table:table-cell>
          <table:table-cell table:style-name="ce1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Battery * 2</text:p>
          </table:table-cell>
          <table:table-cell office:value-type="string" calcext:value-type="string">
            <text:p><text:a xlink:href="https://www.ebay.com.au/itm/336259992666?_skw=ps3+wireless+controller+battery&amp;itmmeta=01K8ZTCM719EJ21ZXZGJHHPQJR&amp;hash=item4e4aa84c5a:g:SJ0AAeSwVplo5ynG&amp;itmprp=enc%3AAQAKAAAA4FkggFvd1GGDu0w3yXCmi1dzvTN3qpMFF4QZvvcKRJ4kGSEDp5SODjOtDfXZZOOhebLqIGLXRCt56QoZTRzodsUe5IMSCJ0sdz4Yj3zl%2FI%2B%2Bs04axe26pL56zRkyskJOokE7wjZnXUuk5sPMCygTtr7rSwoApzQf%2FY%2FZIcBncTgdoZU%2BB38F4gxoSGYWCLQ363qgeGGiIYszXG5av1qBie0C1E93ns0c7BEOxN20eGrtT841iVek%2F2lxzTXYzI3QsEOaO3P0k2ueESQk6h5mwTA5s1OAxlVCh5iRG7P7G0Df%7Ctkp%3ABlBMUNTDsvrHZg" xlink:type="simple">https://www.ebay.com.au/itm/336259992666?_skw=ps3+wireless+controller+battery&amp;itmmeta=01K8ZTCM719EJ21ZXZGJHHPQJR&amp;hash=item4e4aa84c5a:g:SJ0AAeSwVplo5ynG&amp;itmprp=enc%3AAQAKAAAA4FkggFvd1GGDu0w3yXCmi1dzvTN3qpMFF4QZvvcKRJ4kGSEDp5SODjOtDfXZZOOhebLqIGLXRCt56QoZTRzodsUe5IMSCJ0sdz4Yj3zl%2FI%2B%2Bs04axe26pL56zRkyskJOokE7wjZnXUuk5sPMCygTtr7rSwoApzQf%2FY%2FZIcBncTgdoZU%2BB38F4gxoSGYWCLQ363qgeGGiIYszXG5av1qBie0C1E93ns0c7BEOxN20eGrtT841iVek%2F2lxzTXYzI3QsEOaO3P0k2ueESQk6h5mwTA5s1OAxlVCh5iRG7P7G0Df%7Ctkp%3ABlBMUNTDsvrHZg</text:a>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3.7v, 400mAh, 53x36x6mm, JSTPH</text:p>
          </table:table-cell>
          <table:table-cell office:value-type="percentage" office:value="0" calcext:value-type="percentage">
            <text:p>0.00%</text:p>
          </table:table-cell>
          <table:table-cell office:value-type="currency" office:currency="AUD" office:value="11.22" calcext:value-type="currency">
            <text:p>$11.22</text:p>
          </table:table-cell>
          <table:table-cell table:style-name="ce4" table:formula="of:=[.C2]*[.F2]*(1+[.E2])" office:value-type="currency" office:currency="AUD" office:value="22.44" calcext:value-type="currency">
            <text:p>$22.44</text:p>
          </table:table-cell>
          <table:table-cell table:style-name="ce4" table:formula="of:=[.G2] * 0.65" office:value-type="currency" office:currency="AUD" office:value="14.586" calcext:value-type="currency">
            <text:p>$14.59</text:p>
          </table:table-cell>
          <table:table-cell table:style-name="ce4" table:formula="of:=[.G2]" office:value-type="currency" office:currency="AUD" office:value="22.44" calcext:value-type="currency">
            <text:p>$22.44</text:p>
          </table:table-cell>
          <table:table-cell table:style-name="ce4" table:formula="of:=[.I2] * 0.65" office:value-type="currency" office:currency="AUD" office:value="14.586" calcext:value-type="currency">
            <text:p>$14.59</text:p>
          </table:table-cell>
          <table:table-cell/>
        </table:table-row>
        <table:table-row table:style-name="ro1">
          <table:table-cell office:value-type="string" calcext:value-type="string">
            <text:p>NRF52840</text:p>
          </table:table-cell>
          <table:table-cell office:value-type="string" calcext:value-type="string">
            <text:p>https://www.aliexpress.com/item/1005006035267231.html?afTraceInfo=1005006035267231__pc__c_ppc_item_bridge_pc_main__3EUczl2__1762002951010</text:p>
          </table:table-cell>
          <table:table-cell office:value-type="float" office:value="4" calcext:value-type="float">
            <text:p>4</text:p>
          </table:table-cell>
          <table:table-cell/>
          <table:table-cell office:value-type="percentage" office:value="0.1" calcext:value-type="percentage">
            <text:p>10.00%</text:p>
          </table:table-cell>
          <table:table-cell office:value-type="currency" office:currency="AUD" office:value="5.65" calcext:value-type="currency">
            <text:p>$5.65</text:p>
          </table:table-cell>
          <table:table-cell table:style-name="ce4" table:formula="of:=[.C3]*[.F3]*(1+[.E3])" office:value-type="currency" office:currency="AUD" office:value="24.86" calcext:value-type="currency">
            <text:p>$24.86</text:p>
          </table:table-cell>
          <table:table-cell table:style-name="ce4" table:formula="of:=[.G3] * 0.65" office:value-type="currency" office:currency="AUD" office:value="16.159" calcext:value-type="currency">
            <text:p>$16.16</text:p>
          </table:table-cell>
          <table:table-cell table:style-name="ce4" table:formula="of:=[.I2]+[.G3]" office:value-type="currency" office:currency="AUD" office:value="47.3" calcext:value-type="currency">
            <text:p>$47.30</text:p>
          </table:table-cell>
          <table:table-cell table:style-name="ce4" table:formula="of:=[.I3] * 0.65" office:value-type="currency" office:currency="AUD" office:value="30.745" calcext:value-type="currency">
            <text:p>$30.75</text:p>
          </table:table-cell>
          <table:table-cell/>
        </table:table-row>
        <table:table-row table:style-name="ro1">
          <table:table-cell office:value-type="string" calcext:value-type="string">
            <text:p>Keyboard Switch * 110</text:p>
          </table:table-cell>
          <table:table-cell office:value-type="string" calcext:value-type="string">
            <text:p>https://www.aliexpress.com/item/1005006376024657.html?mp=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ron Brown * 110</text:p>
          </table:table-cell>
          <table:table-cell office:value-type="percentage" office:value="0.1" calcext:value-type="percentage">
            <text:p>10.00%</text:p>
          </table:table-cell>
          <table:table-cell office:value-type="currency" office:currency="AUD" office:value="18.33" calcext:value-type="currency">
            <text:p>$18.33</text:p>
          </table:table-cell>
          <table:table-cell table:style-name="ce4" table:formula="of:=[.C4]*[.F4]*(1+[.E4])" office:value-type="currency" office:currency="AUD" office:value="20.163" calcext:value-type="currency">
            <text:p>$20.16</text:p>
          </table:table-cell>
          <table:table-cell table:style-name="ce4" table:formula="of:=[.G4] * 0.65" office:value-type="currency" office:currency="AUD" office:value="13.10595" calcext:value-type="currency">
            <text:p>$13.11</text:p>
          </table:table-cell>
          <table:table-cell table:style-name="ce4" table:formula="of:=[.I3]+[.G4]" office:value-type="currency" office:currency="AUD" office:value="67.463" calcext:value-type="currency">
            <text:p>$67.46</text:p>
          </table:table-cell>
          <table:table-cell table:style-name="ce4" table:formula="of:=[.I4] * 0.65" office:value-type="currency" office:currency="AUD" office:value="43.85095" calcext:value-type="currency">
            <text:p>$43.85</text:p>
          </table:table-cell>
          <table:table-cell office:value-type="string" calcext:value-type="string">
            <text:p>This is using my Welcome Deal on Aliexpress</text:p>
          </table:table-cell>
        </table:table-row>
        <table:table-row table:style-name="ro1">
          <table:table-cell office:value-type="string" calcext:value-type="string">
            <text:p>Keyboard Switch * 10</text:p>
          </table:table-cell>
          <table:table-cell office:value-type="string" calcext:value-type="string">
            <text:p><text:a xlink:href="https://www.aliexpress.com/item/1005006376024657.html?mp=1" xlink:type="simple">https://www.aliexpress.com/item/1005006376024657.html?mp=1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teron Yellow * 10</text:p>
          </table:table-cell>
          <table:table-cell office:value-type="percentage" office:value="0.1" calcext:value-type="percentage">
            <text:p>10.00%</text:p>
          </table:table-cell>
          <table:table-cell office:value-type="currency" office:currency="AUD" office:value="4.7" calcext:value-type="currency">
            <text:p>$4.70</text:p>
          </table:table-cell>
          <table:table-cell table:style-name="ce4" table:formula="of:=[.C5]*[.F5]*(1+[.E5])" office:value-type="currency" office:currency="AUD" office:value="5.17" calcext:value-type="currency">
            <text:p>$5.17</text:p>
          </table:table-cell>
          <table:table-cell table:style-name="ce4" table:formula="of:=[.G5] * 0.65" office:value-type="currency" office:currency="AUD" office:value="3.3605" calcext:value-type="currency">
            <text:p>$3.36</text:p>
          </table:table-cell>
          <table:table-cell table:style-name="ce4" table:formula="of:=[.I4]+[.G5]" office:value-type="currency" office:currency="AUD" office:value="72.633" calcext:value-type="currency">
            <text:p>$72.63</text:p>
          </table:table-cell>
          <table:table-cell table:style-name="ce4" table:formula="of:=[.I5] * 0.65" office:value-type="currency" office:currency="AUD" office:value="47.21145" calcext:value-type="currency">
            <text:p>$47.21</text:p>
          </table:table-cell>
          <table:table-cell office:value-type="string" calcext:value-type="string">
            <text:p>Supplemental Switches, not on welcome deal so substantially more expensive. Will use different type of switch (linear instead of tactile) for modifier keys</text:p>
          </table:table-cell>
        </table:table-row>
        <table:table-row table:style-name="ro1">
          <table:table-cell office:value-type="string" calcext:value-type="string">
            <text:p>Diodes * 200</text:p>
          </table:table-cell>
          <table:table-cell office:value-type="string" calcext:value-type="string">
            <text:p><text:a xlink:href="https://www.aliexpress.com/item/1005009896621714.html" xlink:type="simple">https://www.aliexpress.com/item/1005009896621714.html</text:a>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asic 1n4148 diodes</text:p>
          </table:table-cell>
          <table:table-cell office:value-type="percentage" office:value="0.1" calcext:value-type="percentage">
            <text:p>10.00%</text:p>
          </table:table-cell>
          <table:table-cell office:value-type="currency" office:currency="AUD" office:value="5.94" calcext:value-type="currency">
            <text:p>$5.94</text:p>
          </table:table-cell>
          <table:table-cell table:style-name="ce4" table:formula="of:=[.C6]*[.F6]*(1+[.E6])" office:value-type="currency" office:currency="AUD" office:value="6.534" calcext:value-type="currency">
            <text:p>$6.53</text:p>
          </table:table-cell>
          <table:table-cell table:style-name="ce4" table:formula="of:=[.G6] * 0.65" office:value-type="currency" office:currency="AUD" office:value="4.2471" calcext:value-type="currency">
            <text:p>$4.25</text:p>
          </table:table-cell>
          <table:table-cell table:style-name="ce4" table:formula="of:=[.I5]+[.G6]" office:value-type="currency" office:currency="AUD" office:value="79.167" calcext:value-type="currency">
            <text:p>$79.17</text:p>
          </table:table-cell>
          <table:table-cell table:style-name="ce4" table:formula="of:=[.I6] * 0.65" office:value-type="currency" office:currency="AUD" office:value="51.45855" calcext:value-type="currency">
            <text:p>$51.46</text:p>
          </table:table-cell>
          <table:table-cell/>
        </table:table-row>
        <table:table-row table:style-name="ro1">
          <table:table-cell office:value-type="string" calcext:value-type="string">
            <text:p>PCB * 5</text:p>
          </table:table-cell>
          <table:table-cell office:value-type="string" calcext:value-type="string">
            <text:p>AllPCB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currency" office:currency="AUD" office:value="2.14" calcext:value-type="currency">
            <text:p>$2.14</text:p>
          </table:table-cell>
          <table:table-cell table:style-name="ce4" table:formula="of:=[.C7]*[.F7]*(1+[.E7])" office:value-type="currency" office:currency="AUD" office:value="2.14" calcext:value-type="currency">
            <text:p>$2.14</text:p>
          </table:table-cell>
          <table:table-cell table:style-name="ce4" table:formula="of:=[.G7] * 0.65" office:value-type="currency" office:currency="AUD" office:value="1.391" calcext:value-type="currency">
            <text:p>$1.39</text:p>
          </table:table-cell>
          <table:table-cell table:style-name="ce4" table:formula="of:=[.I6]+[.G7]" office:value-type="currency" office:currency="AUD" office:value="81.307" calcext:value-type="currency">
            <text:p>$81.31</text:p>
          </table:table-cell>
          <table:table-cell table:style-name="ce4" table:formula="of:=[.I7] * 0.65" office:value-type="currency" office:currency="AUD" office:value="52.84955" calcext:value-type="currency">
            <text:p>$52.85</text:p>
          </table:table-cell>
          <table:table-cell office:value-type="string" calcext:value-type="string">
            <text:p>already purchased</text:p>
          </table:table-cell>
        </table:table-row>
        <table:table-row table:style-name="ro1">
          <table:table-cell table:number-columns-repeated="6"/>
          <table:table-cell table:style-name="ce4" table:formula="of:=[.C8]*[.F8]*(1+[.E8])" office:value-type="currency" office:currency="AUD" office:value="0" calcext:value-type="currency">
            <text:p>$0.00</text:p>
          </table:table-cell>
          <table:table-cell table:style-name="ce4" table:formula="of:=[.G8] * 0.65" office:value-type="currency" office:currency="AUD" office:value="0" calcext:value-type="currency">
            <text:p>$0.00</text:p>
          </table:table-cell>
          <table:table-cell table:style-name="ce4" table:formula="of:=[.I7]+[.G8]" office:value-type="currency" office:currency="AUD" office:value="81.307" calcext:value-type="currency">
            <text:p>$81.31</text:p>
          </table:table-cell>
          <table:table-cell table:style-name="ce4" table:formula="of:=[.I8] * 0.65" office:value-type="currency" office:currency="AUD" office:value="52.84955" calcext:value-type="currency">
            <text:p>$52.85</text:p>
          </table:table-cell>
          <table:table-cell/>
        </table:table-row>
        <table:table-row table:style-name="ro1">
          <table:table-cell table:number-columns-repeated="6"/>
          <table:table-cell table:style-name="ce4" table:formula="of:=[.C9]*[.F9]*(1+[.E9])" office:value-type="currency" office:currency="AUD" office:value="0" calcext:value-type="currency">
            <text:p>$0.00</text:p>
          </table:table-cell>
          <table:table-cell table:style-name="ce4" table:formula="of:=[.G9] * 0.65" office:value-type="currency" office:currency="AUD" office:value="0" calcext:value-type="currency">
            <text:p>$0.00</text:p>
          </table:table-cell>
          <table:table-cell table:style-name="ce4" table:formula="of:=[.I8]+[.G9]" office:value-type="currency" office:currency="AUD" office:value="81.307" calcext:value-type="currency">
            <text:p>$81.31</text:p>
          </table:table-cell>
          <table:table-cell table:style-name="ce4" table:formula="of:=[.I9] * 0.65" office:value-type="currency" office:currency="AUD" office:value="52.84955" calcext:value-type="currency">
            <text:p>$52.85</text:p>
          </table:table-cell>
          <table:table-cell/>
        </table:table-row>
        <table:table-row table:style-name="ro1">
          <table:table-cell table:number-columns-repeated="6"/>
          <table:table-cell table:style-name="ce4" table:formula="of:=[.C10]*[.F10]*(1+[.E10])" office:value-type="currency" office:currency="AUD" office:value="0" calcext:value-type="currency">
            <text:p>$0.00</text:p>
          </table:table-cell>
          <table:table-cell table:style-name="ce4"/>
          <table:table-cell table:style-name="ce4" table:formula="of:=[.I9]+[.G10]" office:value-type="currency" office:currency="AUD" office:value="81.307" calcext:value-type="currency">
            <text:p>$81.31</text:p>
          </table:table-cell>
          <table:table-cell table:style-name="ce4" table:formula="of:=[.I10] * 0.65" office:value-type="currency" office:currency="AUD" office:value="52.84955" calcext:value-type="currency">
            <text:p>$52.85</text:p>
          </table:table-cell>
          <table:table-cell/>
        </table:table-row>
        <table:table-row table:style-name="ro1">
          <table:table-cell table:number-columns-repeated="6"/>
          <table:table-cell table:style-name="ce4" table:formula="of:=[.C11]*[.F11]*(1+[.E11])" office:value-type="currency" office:currency="AUD" office:value="0" calcext:value-type="currency">
            <text:p>$0.00</text:p>
          </table:table-cell>
          <table:table-cell table:style-name="ce4"/>
          <table:table-cell table:style-name="ce4" table:formula="of:=[.I10]+[.G11]" office:value-type="currency" office:currency="AUD" office:value="81.307" calcext:value-type="currency">
            <text:p>$81.31</text:p>
          </table:table-cell>
          <table:table-cell table:style-name="ce4" table:formula="of:=[.I11] * 0.65" office:value-type="currency" office:currency="AUD" office:value="52.84955" calcext:value-type="currency">
            <text:p>$52.85</text:p>
          </table:table-cell>
          <table:table-cell/>
        </table:table-row>
        <table:table-row table:style-name="ro1">
          <table:table-cell table:number-columns-repeated="6"/>
          <table:table-cell table:style-name="ce4" table:formula="of:=[.C12]*[.F12]*(1+[.E12])" office:value-type="currency" office:currency="AUD" office:value="0" calcext:value-type="currency">
            <text:p>$0.00</text:p>
          </table:table-cell>
          <table:table-cell table:style-name="ce4"/>
          <table:table-cell table:style-name="ce4" table:formula="of:=[.I11]+[.G12]" office:value-type="currency" office:currency="AUD" office:value="81.307" calcext:value-type="currency">
            <text:p>$81.31</text:p>
          </table:table-cell>
          <table:table-cell table:style-name="ce4" table:formula="of:=[.I12] * 0.65" office:value-type="currency" office:currency="AUD" office:value="52.84955" calcext:value-type="currency">
            <text:p>$52.85</text:p>
          </table:table-cell>
          <table:table-cell/>
        </table:table-row>
        <table:table-row table:style-name="ro1">
          <table:table-cell table:number-columns-repeated="7"/>
          <table:table-cell table:style-name="ce4"/>
          <table:table-cell table:style-name="ce4" table:formula="of:=[.I12]+[.G13]" office:value-type="currency" office:currency="AUD" office:value="81.307" calcext:value-type="currency">
            <text:p>$81.31</text:p>
          </table:table-cell>
          <table:table-cell table:style-name="ce4" table:formula="of:=[.I13] * 0.65" office:value-type="currency" office:currency="AUD" office:value="52.84955" calcext:value-type="currency">
            <text:p>$52.85</text:p>
          </table:table-cell>
          <table:table-cell/>
        </table:table-row>
        <table:table-row table:style-name="ro1">
          <table:table-cell table:number-columns-repeated="7"/>
          <table:table-cell table:style-name="ce4"/>
          <table:table-cell table:style-name="ce4" table:formula="of:=[.I13]+[.G14]" office:value-type="currency" office:currency="AUD" office:value="81.307" calcext:value-type="currency">
            <text:p>$81.31</text:p>
          </table:table-cell>
          <table:table-cell table:style-name="ce4" table:formula="of:=[.I14] * 0.65" office:value-type="currency" office:currency="AUD" office:value="52.84955" calcext:value-type="currency">
            <text:p>$52.85</text:p>
          </table:table-cell>
          <table:table-cell/>
        </table:table-row>
        <table:table-row table:style-name="ro1" table:number-rows-repeated="3">
          <table:table-cell table:number-columns-repeated="7"/>
          <table:table-cell table:style-name="ce4"/>
          <table:table-cell table:number-columns-repeated="3"/>
        </table:table-row>
        <table:table-row table:style-name="ro1" table:number-rows-repeated="11">
          <table:table-cell table:number-columns-repeated="11"/>
        </table:table-row>
        <table:table-row table:style-name="ro1" table:number-rows-repeated="1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2">00/00/0000</text:date>, <text:time style:data-style-name="N2" text:time-value="12:34:10.616975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1T21:10:11.757073400</meta:creation-date>
    <dc:date>2025-11-02T12:35:22.640632700</dc:date>
    <meta:editing-duration>PT14M15S</meta:editing-duration>
    <meta:editing-cycles>4</meta:editing-cycles>
    <meta:generator>LibreOffice/25.8.2.2$Windows_X86_64 LibreOffice_project/d401f2107ccab8f924a8e2df40f573aab7605b6f</meta:generator>
    <meta:document-statistic meta:table-count="1" meta:cell-count="93" meta:object-count="0"/>
  </office:meta>
</office:document-meta>
</file>